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6e8c" officeooo:paragraph-rsid="00366e8c"/>
    </style:style>
    <style:style style:name="P2" style:family="paragraph" style:parent-style-name="Heading_20_1" style:master-page-name="Right_20_Page">
      <style:paragraph-properties style:page-number="auto"/>
      <style:text-properties officeooo:rsid="00366e8c" officeooo:paragraph-rsid="00366e8c"/>
    </style:style>
    <style:style style:name="T1" style:family="text">
      <style:text-properties officeooo:rsid="0037f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hat Child Is This?</text:h>
      <text:p text:style-name="Heading_20_2">(William Dix)</text:p>
      <text:p text:style-name="Heading_20_3">[VERSE 1]</text:p>
      <text:p text:style-name="P1"><text:s text:c="5"/>Em <text:s text:c="6"/>G <text:s text:c="9"/>D <text:s text:c="6"/>Bm <text:s text:c="3"/></text:p>
      <text:p text:style-name="P1">What Child is this, who, laid to rest, </text:p>
      <text:p text:style-name="P1"><text:s text:c="3"/>Em <text:s text:c="15"/>B7</text:p>
      <text:p text:style-name="P1">on Mary's lap is sleeping?</text:p>
      <text:p text:style-name="P1"><text:s text:c="5"/>Em <text:s text:c="4"/>G <text:s text:c="9"/>D <text:s text:c="6"/>Bm <text:s text:c="4"/></text:p>
      <text:p text:style-name="P1">Whom angels greet with anthems sweet, </text:p>
      <text:p text:style-name="P1"><text:s text:c="6"/>Em <text:s text:c="7"/>B7 <text:s text:c="7"/>Em</text:p>
      <text:p text:style-name="P1">while shepherds watch are keeping?</text:p>
      <text:p text:style-name="Heading_20_3">[CHORUS]</text:p>
      <text:p text:style-name="P1">G <text:s text:c="12"/>D <text:s text:c="15"/></text:p>
      <text:p text:style-name="P1">This, this is Christ the King, </text:p>
      <text:p text:style-name="P1"><text:s text:c="5"/>Em <text:s text:c="17"/>B7</text:p>
      <text:p text:style-name="P1">whom shepherds guard and angels sing:</text:p>
      <text:p text:style-name="P1">G <text:s text:c="14"/>D <text:s text:c="14"/></text:p>
      <text:p text:style-name="P1">Haste, haste to bring Him laud, </text:p>
      <text:p text:style-name="P1"><text:s text:c="4"/>Em <text:s text:c="7"/>B7 <text:s text:c="4"/>Em</text:p>
      <text:p text:style-name="P1">the babe, the son of Mary.</text:p>
      <text:p text:style-name="Heading_20_3">[VERSE 2]</text:p>
      <text:p text:style-name="P1"><text:s text:c="4"/>Em <text:s text:c="5"/>G <text:s text:c="6"/>D <text:s text:c="4"/>Bm <text:s text:c="3"/></text:p>
      <text:p text:style-name="P1">Why lies He in such mean estate </text:p>
      <text:p text:style-name="P1"><text:s text:c="6"/>Em <text:s text:c="12"/>B7</text:p>
      <text:p text:style-name="P1">where ox and ass are feeding?</text:p>
      <text:p text:style-name="P1"><text:s text:c="5"/>E<text:span text:style-name="T1">m</text:span> <text:s text:c="8"/>G <text:s text:c="8"/>D <text:s text:c="6"/>Bm <text:s text:c="3"/></text:p>
      <text:p text:style-name="P1">Good Christian, fear; for sinners here, </text:p>
      <text:p text:style-name="P1"><text:s text:c="4"/>Em <text:s text:c="4"/>B7 <text:s text:c="5"/>Em</text:p>
      <text:p text:style-name="P1">the silent word is pleading.</text:p>
      <text:p text:style-name="P1"/>
      <text:p text:style-name="P1"/>
      <text:p text:style-name="P1"/>
      <text:p text:style-name="P1"/>
      <text:p text:style-name="Heading_20_3"><text:soft-page-break/>[CHORUS]</text:p>
      <text:p text:style-name="P1">G <text:s text:c="12"/>D <text:s text:c="15"/></text:p>
      <text:p text:style-name="P1">This, this is Christ the King, </text:p>
      <text:p text:style-name="P1"><text:s text:c="5"/>Em <text:s text:c="17"/>B7</text:p>
      <text:p text:style-name="P1">whom shepherds guard and angels sing:</text:p>
      <text:p text:style-name="P1">G <text:s text:c="14"/>D <text:s text:c="14"/></text:p>
      <text:p text:style-name="P1">Haste, haste to bring Him laud, </text:p>
      <text:p text:style-name="P1"><text:s text:c="4"/>Em <text:s text:c="7"/>B7 <text:s text:c="4"/>Em</text:p>
      <text:p text:style-name="P1">the babe, the son of Mary.</text:p>
      <text:p text:style-name="Heading_20_3">[VERSE 3]</text:p>
      <text:p text:style-name="P1"><text:s text:c="3"/>Em <text:s text:c="7"/>G <text:s text:c="7"/>D <text:s text:c="8"/>Bm <text:s text:c="4"/></text:p>
      <text:p text:style-name="P1">So bring Him incense, gold, and myrrh, </text:p>
      <text:p text:style-name="P1"><text:s text:c="6"/>Em <text:s text:c="15"/>B7</text:p>
      <text:p text:style-name="P1">Come, peasant, king, to own Him;</text:p>
      <text:p text:style-name="P1"><text:s text:c="4"/>Em <text:s text:c="5"/>G <text:s text:c="7"/>D <text:s text:c="5"/>Bm <text:s text:c="5"/></text:p>
      <text:p text:style-name="P1">The King of kings salvation brings, </text:p>
      <text:p text:style-name="P1"><text:s text:c="4"/>Em <text:s text:c="4"/>B7 <text:s text:c="7"/>Em</text:p>
      <text:p text:style-name="P1">Let loving hearts enthrone Him.</text:p>
      <text:p text:style-name="Heading_20_3">[CHORUS]</text:p>
      <text:p text:style-name="P1">G <text:s text:c="12"/>D <text:s text:c="15"/></text:p>
      <text:p text:style-name="P1">This, this is Christ the King, </text:p>
      <text:p text:style-name="P1"><text:s text:c="5"/>Em <text:s text:c="17"/>B7</text:p>
      <text:p text:style-name="P1">whom shepherds guard and angels sing:</text:p>
      <text:p text:style-name="P1">G <text:s text:c="14"/>D <text:s text:c="14"/></text:p>
      <text:p text:style-name="P1">Haste, haste to bring Him laud, </text:p>
      <text:p text:style-name="P1"><text:s text:c="4"/>Em <text:s text:c="7"/>B7 <text:s text:c="4"/>Em</text:p>
      <text:p text:style-name="P1">the babe, the son of M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4M25S</meta:editing-duration>
    <meta:editing-cycles>43</meta:editing-cycles>
    <meta:generator>LibreOffice/5.2.7.2$Linux_X86_64 LibreOffice_project/20m0$Build-2</meta:generator>
    <dc:title>Lyrics + Chords</dc:title>
    <dc:date>2017-12-02T10:39:18.320432960</dc:date>
    <meta:print-date>2017-04-03T12:23:29.985893000</meta:print-date>
    <meta:document-statistic meta:table-count="0" meta:image-count="0" meta:object-count="0" meta:page-count="2" meta:paragraph-count="56" meta:word-count="225" meta:character-count="1572" meta:non-whitespace-character-count="83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